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Umpush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Umpush" fo:font-size="12pt" style:font-size-asian="12pt" style:font-size-complex="12pt"/>
    </style:style>
    <style:style style:name="P3" style:family="paragraph" style:parent-style-name="Standard">
      <style:text-properties style:font-name="Umpush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Caso de uso : Baja de comentarios</text:p>
      <text:p text:style-name="P4"/>
      <text:p text:style-name="P3">Cada usuario tiene permiso a borrar comentarios que el realice o que le escriban en su muro , para eso el sistema tiene que chequear los permisos que posee dicho usuario y realizarle la peticion.</text:p>
      <text:p text:style-name="P3"/>
      <text:p text:style-name="P2">-Caso de uso : Rol de Administrador</text:p>
      <text:p text:style-name="P4"/>
      <text:p text:style-name="P3">El administrador puede realizar distintas actividades , como por ejemplo mirar todos los muros y comentarios de los usuarios , para ello el sistema tiene que verificar que tenga rol de administrador una vez que chequea eso puede darle los permisos necesarios.</text:p>
      <text:p text:style-name="P3"/>
      <text:p text:style-name="P2">-Caso de uso : Solicitud de amistad</text:p>
      <text:p text:style-name="P2"/>
      <text:p text:style-name="P3">Cada usuario a la hora de agregar un nuevo amigo , primero buscara a esa persona , luego le enviara una solicitud , el usuario solicitado debera responder esa solicitud satisfactoriamente o no , de acuerdo si desee ser o no amigo de el usuario demandante.</text:p>
      <text:p text:style-name="P3"/>
      <text:p text:style-name="P2">Caso de uso : Manejo de permisos</text:p>
      <text:p text:style-name="P4"/>
      <text:p text:style-name="P3">Descripción: Cada usuario realiza su acción ya sea comentar una foto , borrar un comentario suyo , el sistema debe chequear si posee permisos y su rol , para poder ver que tipos de privilegios tien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lini </meta:initial-creator>
    <meta:creation-date>2011-04-17T15:18:45</meta:creation-date>
    <dc:date>2011-04-17T22:08:34</dc:date>
    <dc:creator>antolini </dc:creator>
    <meta:editing-duration>PT00H04M17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2" meta:paragraph-count="8" meta:word-count="187" meta:character-count="1044"/>
  </office:meta>
</office:document-meta>
</file>